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1.151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1.296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3.818cm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1.164cm" fo:min-width="0.143cm" fo:wrap-option="wrap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1.151cm"/>
      <style:paragraph-properties style:writing-mode="lr-tb"/>
    </style:style>
    <style:style style:name="gr11" style:family="graphic" style:parent-style-name="standard">
      <style:graphic-properties draw:marker-start="Arrow" draw:marker-start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3.466cm" fo:min-width="27.567cm"/>
    </style:style>
    <style:style style:name="gr15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2.921cm" svg:x="2.34cm" svg:y="5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2.921cm" svg:x="5.318cm" svg:y="5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2.921cm" svg:x="8.388cm" svg:y="5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2.921cm" svg:x="11.34cm" svg:y="5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2.921cm" svg:x="14.34cm" svg:y="5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2.921cm" svg:x="17.388cm" svg:y="5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2.921cm" svg:x="20.34cm" svg:y="5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2.921cm" svg:x="23.34cm" svg:y="5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2.921cm" svg:x="26.388cm" svg:y="5.19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921cm" svg:y1="6.191cm" svg:x2="5.445cm" svg:y2="6.191cm">
          <text:p/>
        </draw:line>
        <draw:line draw:style-name="gr2" draw:text-style-name="P2" draw:layer="layout" svg:x1="6.921cm" svg:y1="6.191cm" svg:x2="8.445cm" svg:y2="6.191cm">
          <text:p/>
        </draw:line>
        <draw:line draw:style-name="gr2" draw:text-style-name="P2" draw:layer="layout" svg:x1="9.921cm" svg:y1="6.191cm" svg:x2="11.445cm" svg:y2="6.191cm">
          <text:p/>
        </draw:line>
        <draw:line draw:style-name="gr2" draw:text-style-name="P2" draw:layer="layout" svg:x1="12.921cm" svg:y1="6.191cm" svg:x2="14.445cm" svg:y2="6.191cm">
          <text:p/>
        </draw:line>
        <draw:line draw:style-name="gr2" draw:text-style-name="P2" draw:layer="layout" svg:x1="15.921cm" svg:y1="6.191cm" svg:x2="17.445cm" svg:y2="6.191cm">
          <text:p/>
        </draw:line>
        <draw:line draw:style-name="gr2" draw:text-style-name="P2" draw:layer="layout" svg:x1="18.921cm" svg:y1="6.191cm" svg:x2="20.445cm" svg:y2="6.191cm">
          <text:p/>
        </draw:line>
        <draw:line draw:style-name="gr2" draw:text-style-name="P2" draw:layer="layout" svg:x1="21.921cm" svg:y1="6.191cm" svg:x2="23.445cm" svg:y2="6.191cm">
          <text:p/>
        </draw:line>
        <draw:line draw:style-name="gr2" draw:text-style-name="P2" draw:layer="layout" svg:x1="24.921cm" svg:y1="6.191cm" svg:x2="26.445cm" svg:y2="6.191cm">
          <text:p/>
        </draw:line>
        <draw:line draw:style-name="gr3" draw:text-style-name="P2" draw:layer="layout" svg:x1="4.556cm" svg:y1="6.207cm" svg:x2="4.556cm" svg:y2="9.763cm">
          <text:p/>
        </draw:line>
        <draw:line draw:style-name="gr3" draw:text-style-name="P2" draw:layer="layout" svg:x1="7.556cm" svg:y1="6.207cm" svg:x2="7.556cm" svg:y2="9.763cm">
          <text:p/>
        </draw:line>
        <draw:line draw:style-name="gr3" draw:text-style-name="P2" draw:layer="layout" svg:x1="10.556cm" svg:y1="6.207cm" svg:x2="10.556cm" svg:y2="9.763cm">
          <text:p/>
        </draw:line>
        <draw:line draw:style-name="gr3" draw:text-style-name="P2" draw:layer="layout" svg:x1="13.573cm" svg:y1="3.286cm" svg:x2="13.556cm" svg:y2="9.763cm">
          <text:p/>
        </draw:line>
        <draw:line draw:style-name="gr3" draw:text-style-name="P2" draw:layer="layout" svg:x1="16.556cm" svg:y1="6.207cm" svg:x2="16.556cm" svg:y2="9.763cm">
          <text:p/>
        </draw:line>
        <draw:line draw:style-name="gr3" draw:text-style-name="P2" draw:layer="layout" svg:x1="19.556cm" svg:y1="6.207cm" svg:x2="19.556cm" svg:y2="9.763cm">
          <text:p/>
        </draw:line>
        <draw:line draw:style-name="gr3" draw:text-style-name="P2" draw:layer="layout" svg:x1="22.556cm" svg:y1="6.207cm" svg:x2="22.556cm" svg:y2="9.763cm">
          <text:p/>
        </draw:line>
        <draw:line draw:style-name="gr3" draw:text-style-name="P2" draw:layer="layout" svg:x1="25.556cm" svg:y1="6.207cm" svg:x2="25.556cm" svg:y2="9.763cm">
          <text:p/>
        </draw:line>
        <draw:custom-shape draw:style-name="gr4" draw:text-style-name="P1" draw:layer="layout" svg:width="2.54cm" svg:height="2.032cm" svg:x="13.954cm" svg:y="11.668cm">
          <text:p text:style-name="P1">con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556cm" svg:y1="9.723cm" svg:x2="14.081cm" svg:y2="13.065cm">
          <text:p/>
        </draw:line>
        <draw:line draw:style-name="gr2" draw:text-style-name="P2" draw:layer="layout" svg:x1="7.604cm" svg:y1="9.763cm" svg:x2="14.081cm" svg:y2="12.557cm">
          <text:p/>
        </draw:line>
        <draw:line draw:style-name="gr2" draw:text-style-name="P2" draw:layer="layout" svg:x1="10.525cm" svg:y1="9.763cm" svg:x2="14.208cm" svg:y2="12.049cm">
          <text:p/>
        </draw:line>
        <draw:line draw:style-name="gr2" draw:text-style-name="P2" draw:layer="layout" svg:x1="13.573cm" svg:y1="9.763cm" svg:x2="14.716cm" svg:y2="11.668cm">
          <text:p/>
        </draw:line>
        <draw:line draw:style-name="gr2" draw:text-style-name="P2" draw:layer="layout" svg:x1="16.621cm" svg:y1="9.636cm" svg:x2="15.732cm" svg:y2="11.795cm">
          <text:p/>
        </draw:line>
        <draw:line draw:style-name="gr2" draw:text-style-name="P2" draw:layer="layout" svg:x1="19.542cm" svg:y1="9.763cm" svg:x2="16.24cm" svg:y2="12.303cm">
          <text:p/>
        </draw:line>
        <draw:line draw:style-name="gr2" draw:text-style-name="P2" draw:layer="layout" svg:x1="22.59cm" svg:y1="9.763cm" svg:x2="16.494cm" svg:y2="12.811cm">
          <text:p/>
        </draw:line>
        <draw:line draw:style-name="gr2" draw:text-style-name="P2" draw:layer="layout" svg:x1="25.638cm" svg:y1="9.763cm" svg:x2="16.367cm" svg:y2="13.065cm">
          <text:p/>
        </draw:line>
        <draw:line draw:style-name="gr2" draw:text-style-name="P2" draw:layer="layout" svg:x1="15.224cm" svg:y1="13.7cm" svg:x2="15.224cm" svg:y2="18.78cm">
          <text:p/>
        </draw:line>
        <draw:line draw:style-name="gr2" draw:text-style-name="P2" draw:layer="layout" svg:x1="3.286cm" svg:y1="9.509cm" svg:x2="3.286cm" svg:y2="7.985cm">
          <text:p/>
        </draw:line>
        <draw:line draw:style-name="gr2" draw:text-style-name="P2" draw:layer="layout" svg:x1="6.286cm" svg:y1="9.51cm" svg:x2="6.286cm" svg:y2="7.986cm">
          <text:p/>
        </draw:line>
        <draw:line draw:style-name="gr2" draw:text-style-name="P2" draw:layer="layout" svg:x1="9.286cm" svg:y1="9.511cm" svg:x2="9.286cm" svg:y2="7.987cm">
          <text:p/>
        </draw:line>
        <draw:line draw:style-name="gr2" draw:text-style-name="P2" draw:layer="layout" svg:x1="12.286cm" svg:y1="9.512cm" svg:x2="12.286cm" svg:y2="7.988cm">
          <text:p/>
        </draw:line>
        <draw:line draw:style-name="gr5" draw:text-style-name="P2" draw:layer="layout" svg:x1="15.286cm" svg:y1="9.513cm" svg:x2="15.286cm" svg:y2="7.989cm">
          <text:p text:style-name="P1"/>
        </draw:line>
        <draw:line draw:style-name="gr5" draw:text-style-name="P2" draw:layer="layout" svg:x1="18.286cm" svg:y1="9.514cm" svg:x2="18.286cm" svg:y2="7.99cm">
          <text:p/>
        </draw:line>
        <draw:line draw:style-name="gr5" draw:text-style-name="P2" draw:layer="layout" svg:x1="21.286cm" svg:y1="9.515cm" svg:x2="21.286cm" svg:y2="7.991cm">
          <text:p/>
        </draw:line>
        <draw:line draw:style-name="gr5" draw:text-style-name="P2" draw:layer="layout" svg:x1="24.286cm" svg:y1="9.516cm" svg:x2="24.286cm" svg:y2="7.992cm">
          <text:p/>
        </draw:line>
        <draw:line draw:style-name="gr5" draw:text-style-name="P2" draw:layer="layout" svg:x1="27.286cm" svg:y1="9.517cm" svg:x2="27.286cm" svg:y2="7.993cm">
          <text:p/>
        </draw:line>
        <draw:line draw:style-name="gr3" draw:text-style-name="P2" draw:layer="layout" svg:x1="3.159cm" svg:y1="9.509cm" svg:x2="27.416cm" svg:y2="9.509cm">
          <text:p/>
        </draw:line>
        <draw:custom-shape draw:style-name="gr6" draw:text-style-name="P1" draw:layer="layout" svg:width="4.318cm" svg:height="2.032cm" svg:x="1.254cm" svg:y="15.351cm">
          <text:p text:style-name="P1">Comb circui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2.34cm" draw:transform="rotate (-1.61495315687035) translate (4.556cm 10.755cm)">
          <text:p/>
          <draw:enhanced-geometry svg:viewBox="0 0 21600 21600" draw:mirror-horizontal="true" draw:glue-points="21600 0 0 10800 21600 21600 ?f0 10800" draw:text-areas="?f1 ?f10 21600 ?f11" draw:type="moon" draw:modifiers="10927.4586939418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3" draw:text-style-name="P2" draw:layer="layout" svg:x1="3.286cm" svg:y1="9.509cm" svg:x2="3.286cm" svg:y2="10.779cm">
          <text:p/>
        </draw:line>
        <draw:line draw:style-name="gr3" draw:text-style-name="P2" draw:layer="layout" svg:x1="3.667cm" svg:y1="15.351cm" svg:x2="3.667cm" svg:y2="11.414cm">
          <text:p/>
        </draw:line>
        <draw:line draw:style-name="gr3" draw:text-style-name="P2" draw:layer="layout" svg:x1="3.032cm" svg:y1="11.414cm" svg:x2="3.032cm" svg:y2="12.811cm">
          <text:p/>
        </draw:line>
        <draw:line draw:style-name="gr3" draw:text-style-name="P2" draw:layer="layout" svg:x1="0.238cm" svg:y1="12.811cm" svg:x2="3.032cm" svg:y2="12.811cm">
          <text:p/>
        </draw:line>
        <draw:line draw:style-name="gr2" draw:text-style-name="P2" draw:layer="layout" svg:x1="1.562cm" svg:y1="19.034cm" svg:x2="1.562cm" svg:y2="17.51cm">
          <text:p/>
        </draw:line>
        <draw:line draw:style-name="gr2" draw:text-style-name="P2" draw:layer="layout" svg:x1="2.762cm" svg:y1="19.035cm" svg:x2="2.762cm" svg:y2="17.511cm">
          <text:p/>
        </draw:line>
        <draw:line draw:style-name="gr2" draw:text-style-name="P2" draw:layer="layout" svg:x1="3.762cm" svg:y1="19.036cm" svg:x2="3.762cm" svg:y2="17.512cm">
          <text:p/>
        </draw:line>
        <draw:line draw:style-name="gr2" draw:text-style-name="P2" draw:layer="layout" svg:x1="4.962cm" svg:y1="19.037cm" svg:x2="4.962cm" svg:y2="17.513cm">
          <text:p/>
        </draw:line>
        <draw:frame draw:style-name="gr8" draw:text-style-name="P3" draw:layer="layout" svg:width="1.143cm" svg:height="0.962cm" svg:x="3.159cm" svg:y="5.699cm">
          <draw:text-box>
            <text:p>Q</text:p>
          </draw:text-box>
        </draw:frame>
        <draw:frame draw:style-name="gr9" draw:text-style-name="P3" draw:layer="layout" svg:width="1.016cm" svg:height="0.962cm" svg:x="2.143cm" svg:y="5.699cm">
          <draw:text-box>
            <text:p>D</text:p>
          </draw:text-box>
        </draw:frame>
        <draw:frame draw:style-name="gr9" draw:text-style-name="P3" draw:layer="layout" svg:width="1.016cm" svg:height="0.962cm" svg:x="5.143cm" svg:y="5.699cm">
          <draw:text-box>
            <text:p>D</text:p>
          </draw:text-box>
        </draw:frame>
        <draw:frame draw:style-name="gr9" draw:text-style-name="P3" draw:layer="layout" svg:width="1.016cm" svg:height="0.962cm" svg:x="8.243cm" svg:y="5.699cm">
          <draw:text-box>
            <text:p>D</text:p>
          </draw:text-box>
        </draw:frame>
        <draw:frame draw:style-name="gr9" draw:text-style-name="P3" draw:layer="layout" svg:width="1.016cm" svg:height="0.962cm" svg:x="11.243cm" svg:y="5.699cm">
          <draw:text-box>
            <text:p>D</text:p>
          </draw:text-box>
        </draw:frame>
        <draw:frame draw:style-name="gr9" draw:text-style-name="P3" draw:layer="layout" svg:width="1.016cm" svg:height="0.962cm" svg:x="14.243cm" svg:y="5.699cm">
          <draw:text-box>
            <text:p>D</text:p>
          </draw:text-box>
        </draw:frame>
        <draw:frame draw:style-name="gr9" draw:text-style-name="P3" draw:layer="layout" svg:width="1.016cm" svg:height="0.962cm" svg:x="17.243cm" svg:y="5.699cm">
          <draw:text-box>
            <text:p>D</text:p>
          </draw:text-box>
        </draw:frame>
        <draw:frame draw:style-name="gr9" draw:text-style-name="P3" draw:layer="layout" svg:width="1.016cm" svg:height="0.962cm" svg:x="20.243cm" svg:y="5.699cm">
          <draw:text-box>
            <text:p>D</text:p>
          </draw:text-box>
        </draw:frame>
        <draw:frame draw:style-name="gr9" draw:text-style-name="P3" draw:layer="layout" svg:width="1.016cm" svg:height="0.962cm" svg:x="23.243cm" svg:y="5.699cm">
          <draw:text-box>
            <text:p>D</text:p>
          </draw:text-box>
        </draw:frame>
        <draw:frame draw:style-name="gr9" draw:text-style-name="P3" draw:layer="layout" svg:width="1.016cm" svg:height="0.962cm" svg:x="26.243cm" svg:y="5.699cm">
          <draw:text-box>
            <text:p>D</text:p>
          </draw:text-box>
        </draw:frame>
        <draw:frame draw:style-name="gr8" draw:text-style-name="P3" draw:layer="layout" svg:width="1.143cm" svg:height="0.962cm" svg:x="6.16cm" svg:y="5.699cm">
          <draw:text-box>
            <text:p>Q</text:p>
          </draw:text-box>
        </draw:frame>
        <draw:frame draw:style-name="gr8" draw:text-style-name="P3" draw:layer="layout" svg:width="1.143cm" svg:height="0.962cm" svg:x="9.161cm" svg:y="5.699cm">
          <draw:text-box>
            <text:p>Q</text:p>
          </draw:text-box>
        </draw:frame>
        <draw:frame draw:style-name="gr8" draw:text-style-name="P3" draw:layer="layout" svg:width="1.143cm" svg:height="0.962cm" svg:x="12.162cm" svg:y="5.699cm">
          <draw:text-box>
            <text:p>Q</text:p>
          </draw:text-box>
        </draw:frame>
        <draw:frame draw:style-name="gr8" draw:text-style-name="P3" draw:layer="layout" svg:width="1.143cm" svg:height="0.962cm" svg:x="15.163cm" svg:y="5.699cm">
          <draw:text-box>
            <text:p>Q</text:p>
          </draw:text-box>
        </draw:frame>
        <draw:frame draw:style-name="gr8" draw:text-style-name="P3" draw:layer="layout" svg:width="1.143cm" svg:height="0.962cm" svg:x="18.164cm" svg:y="5.699cm">
          <draw:text-box>
            <text:p>Q</text:p>
          </draw:text-box>
        </draw:frame>
        <draw:frame draw:style-name="gr8" draw:text-style-name="P3" draw:layer="layout" svg:width="1.143cm" svg:height="0.962cm" svg:x="21.165cm" svg:y="5.699cm">
          <draw:text-box>
            <text:p>Q</text:p>
          </draw:text-box>
        </draw:frame>
        <draw:frame draw:style-name="gr8" draw:text-style-name="P3" draw:layer="layout" svg:width="1.143cm" svg:height="0.962cm" svg:x="24.166cm" svg:y="5.699cm">
          <draw:text-box>
            <text:p>Q</text:p>
          </draw:text-box>
        </draw:frame>
        <draw:frame draw:style-name="gr8" draw:text-style-name="P3" draw:layer="layout" svg:width="1.143cm" svg:height="0.962cm" svg:x="27.167cm" svg:y="5.699cm">
          <draw:text-box draw:corner-radius="0.122cm">
            <text:p>Q</text:p>
          </draw:text-box>
        </draw:frame>
        <draw:line draw:style-name="gr3" draw:text-style-name="P2" draw:layer="layout" svg:x1="27.978cm" svg:y1="6.334cm" svg:x2="28.559cm" svg:y2="6.334cm">
          <text:p/>
        </draw:line>
        <draw:line draw:style-name="gr3" draw:text-style-name="P2" draw:layer="layout" svg:x1="28.559cm" svg:y1="2.651cm" svg:x2="28.559cm" svg:y2="6.334cm">
          <text:p/>
        </draw:line>
        <draw:custom-shape draw:style-name="gr10" draw:text-style-name="P1" draw:layer="layout" svg:width="1.651cm" svg:height="1.016cm" svg:x="8.774cm" svg:y="2.524cm">
          <text:p text:style-name="P1">xor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0.398cm" svg:y1="2.651cm" svg:x2="28.559cm" svg:y2="2.651cm">
          <text:p/>
        </draw:line>
        <draw:line draw:style-name="gr11" draw:text-style-name="P1" draw:layer="layout" svg:x1="10.398cm" svg:y1="3.286cm" svg:x2="13.573cm" svg:y2="3.286cm">
          <text:p/>
        </draw:line>
        <draw:line draw:style-name="gr3" draw:text-style-name="P2" draw:layer="layout" svg:x1="8.747cm" svg:y1="3.032cm" svg:x2="1.508cm" svg:y2="3.032cm">
          <text:p/>
        </draw:line>
        <draw:line draw:style-name="gr3" draw:text-style-name="P2" draw:layer="layout" svg:x1="1.508cm" svg:y1="6.207cm" svg:x2="1.508cm" svg:y2="3.032cm">
          <text:p/>
        </draw:line>
        <draw:line draw:style-name="gr2" draw:text-style-name="P2" draw:layer="layout" svg:x1="1.508cm" svg:y1="6.207cm" svg:x2="2.397cm" svg:y2="6.207cm">
          <text:p/>
        </draw:line>
        <draw:frame draw:style-name="gr8" draw:text-style-name="P3" draw:layer="layout" svg:width="2.667cm" svg:height="0.962cm" svg:x="3.621cm" svg:y="13.373cm">
          <draw:text-box>
            <text:p>init</text:p>
          </draw:text-box>
        </draw:frame>
        <draw:frame draw:style-name="gr12" draw:text-style-name="P3" draw:layer="layout" svg:width="1.508cm" svg:height="1.143cm" svg:x="-0.173cm" svg:y="11.968cm">
          <draw:text-box>
            <text:p>rst</text:p>
          </draw:text-box>
        </draw:frame>
        <draw:frame draw:style-name="gr13" draw:text-style-name="P3" draw:layer="layout" svg:width="2.032cm" svg:height="1.673cm" svg:x="0.492cm" svg:y="19.161cm">
          <draw:text-box>
            <text:p>write</text:p>
          </draw:text-box>
        </draw:frame>
        <draw:frame draw:style-name="gr13" draw:text-style-name="P3" draw:layer="layout" svg:width="1.478cm" svg:height="1.673cm" svg:x="2.17cm" svg:y="19.188cm">
          <draw:text-box>
            <text:p>cs</text:p>
          </draw:text-box>
        </draw:frame>
        <draw:frame draw:style-name="gr13" draw:text-style-name="P3" draw:layer="layout" svg:width="2.032cm" svg:height="1.673cm" svg:x="2.992cm" svg:y="19.162cm">
          <draw:text-box>
            <text:p>addr</text:p>
          </draw:text-box>
        </draw:frame>
        <draw:frame draw:style-name="gr13" draw:text-style-name="P3" draw:layer="layout" svg:width="2.921cm" svg:height="1.673cm" svg:x="4.556cm" svg:y="19.088cm">
          <draw:text-box>
            <text:p>wr_data</text:p>
          </draw:text-box>
        </draw:frame>
        <draw:frame draw:style-name="gr13" draw:text-style-name="P3" draw:layer="layout" svg:width="2.921cm" svg:height="1.673cm" svg:x="13.557cm" svg:y="19.089cm">
          <draw:text-box>
            <text:p>rd_data</text:p>
          </draw:text-box>
        </draw:frame>
        <draw:line draw:style-name="gr2" draw:text-style-name="P2" draw:layer="layout" svg:x1="0.381cm" svg:y1="7.239cm" svg:x2="26.543cm" svg:y2="7.239cm">
          <text:p/>
        </draw:line>
        <draw:frame draw:style-name="gr12" draw:text-style-name="P3" draw:layer="layout" svg:width="1.508cm" svg:height="1.143cm" svg:x="-0.111cm" svg:y="6.35cm">
          <draw:text-box>
            <text:p>clk</text:p>
          </draw:text-box>
        </draw:frame>
        <draw:custom-shape draw:style-name="gr14" draw:text-style-name="P4" draw:layer="layout" svg:width="28.067cm" svg:height="13.716cm" svg:x="1cm" svg:y="1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4.318cm" svg:height="1.016cm" svg:x="25.892cm" svg:y="13.573cm">
          <draw:text-box>
            <text:p>LFSR</text:p>
          </draw:text-box>
        </draw:frame>
        <draw:frame draw:style-name="gr15" draw:text-style-name="P3" draw:layer="layout" svg:width="4.318cm" svg:height="1.016cm" svg:x="25.765cm" svg:y="18.272cm">
          <draw:text-box>
            <text:p>wrapper</text:p>
          </draw:text-box>
        </draw:frame>
        <draw:frame draw:style-name="gr12" draw:text-style-name="P3" draw:layer="layout" svg:width="1.508cm" svg:height="1.143cm" svg:x="2.794cm" svg:y="7.366cm">
          <draw:text-box>
            <text:p>rst</text:p>
          </draw:text-box>
        </draw:frame>
        <draw:custom-shape draw:style-name="gr16" draw:text-style-name="P1" draw:layer="layout" svg:width="0.254cm" svg:height="0.254cm" svg:x="2.226cm" svg:y="7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54cm" svg:height="0.254cm" svg:x="5.227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54cm" svg:height="0.254cm" svg:x="8.228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54cm" svg:height="0.254cm" svg:x="11.229cm" svg:y="7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54cm" svg:height="0.254cm" svg:x="14.23cm" svg:y="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54cm" svg:height="0.254cm" svg:x="17.23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54cm" svg:height="0.254cm" svg:x="20.232cm" svg:y="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54cm" svg:height="0.254cm" svg:x="23.233cm" svg:y="7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54cm" svg:height="0.254cm" svg:x="26.233cm" svg:y="7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1.508cm" svg:height="1.143cm" svg:x="5.588cm" svg:y="7.366cm">
          <draw:text-box>
            <text:p>set</text:p>
          </draw:text-box>
        </draw:frame>
        <draw:frame draw:style-name="gr12" draw:text-style-name="P3" draw:layer="layout" svg:width="1.508cm" svg:height="1.143cm" svg:x="8.794cm" svg:y="7.367cm">
          <draw:text-box>
            <text:p>rst</text:p>
          </draw:text-box>
        </draw:frame>
        <draw:frame draw:style-name="gr12" draw:text-style-name="P3" draw:layer="layout" svg:width="1.508cm" svg:height="1.143cm" svg:x="11.588cm" svg:y="7.367cm">
          <draw:text-box>
            <text:p>set</text:p>
          </draw:text-box>
        </draw:frame>
        <draw:frame draw:style-name="gr12" draw:text-style-name="P3" draw:layer="layout" svg:width="1.508cm" svg:height="1.143cm" svg:x="14.794cm" svg:y="7.368cm">
          <draw:text-box>
            <text:p>rst</text:p>
          </draw:text-box>
        </draw:frame>
        <draw:frame draw:style-name="gr12" draw:text-style-name="P3" draw:layer="layout" svg:width="1.508cm" svg:height="1.143cm" svg:x="17.588cm" svg:y="7.368cm">
          <draw:text-box>
            <text:p>set</text:p>
          </draw:text-box>
        </draw:frame>
        <draw:frame draw:style-name="gr12" draw:text-style-name="P3" draw:layer="layout" svg:width="1.508cm" svg:height="1.143cm" svg:x="20.794cm" svg:y="7.369cm">
          <draw:text-box>
            <text:p>rst</text:p>
          </draw:text-box>
        </draw:frame>
        <draw:frame draw:style-name="gr12" draw:text-style-name="P3" draw:layer="layout" svg:width="1.508cm" svg:height="1.143cm" svg:x="23.588cm" svg:y="7.369cm">
          <draw:text-box>
            <text:p>set</text:p>
          </draw:text-box>
        </draw:frame>
        <draw:frame draw:style-name="gr12" draw:text-style-name="P3" draw:layer="layout" svg:width="1.508cm" svg:height="1.143cm" svg:x="26.794cm" svg:y="7.37cm">
          <draw:text-box>
            <text:p>rs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2:58:13.832985736</meta:creation-date>
    <dc:date>2021-04-04T13:33:38.038452156</dc:date>
    <meta:editing-duration>PT4M20S</meta:editing-duration>
    <meta:editing-cycles>2</meta:editing-cycles>
    <meta:generator>LibreOffice/6.4.6.2$Linux_X86_64 LibreOffice_project/40$Build-2</meta:generator>
    <meta:document-statistic meta:object-count="111"/>
  </office:meta>
</office:document-meta>
</file>